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80bd" officeooo:paragraph-rsid="000e8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1T11:30:12.110205988</meta:creation-date>
    <dc:date>2019-11-01T11:30:44.111436479</dc:date>
    <meta:editing-duration>PT32S</meta:editing-duration>
    <meta:editing-cycles>1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